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30000008D0A79701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bold" style:font-size-asian="11pt" style:font-weight-asian="bold" style:font-size-complex="11pt" style:font-weight-complex="bold"/>
    </style:style>
    <style:style style:name="P9" style:family="paragraph" style:parent-style-name="Standard">
      <style:paragraph-properties fo:text-align="start" style:justify-single-word="false" fo:break-before="page"/>
      <style:text-properties fo:font-weight="normal" style:font-weight-asian="normal" style:font-weight-complex="normal"/>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1">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style:font-weight-asian="normal" style:font-weight-complex="normal"/>
    </style:style>
    <style:style style:name="P13" style:family="paragraph" style:parent-style-name="Standard" style:list-style-name="L3">
      <style:paragraph-properties fo:text-align="start" style:justify-single-word="false"/>
      <style:text-properties fo:font-weight="normal" style:font-weight-asian="normal" style:font-weight-complex="normal"/>
    </style:style>
    <style:style style:name="P14" style:family="paragraph" style:parent-style-name="Standard" style:list-style-name="L4">
      <style:paragraph-properties fo:text-align="start" style:justify-single-word="false"/>
      <style:text-properties fo:font-weight="normal" style:font-weight-asian="normal" style:font-weight-complex="normal"/>
    </style:style>
    <style:style style:name="P15" style:family="paragraph" style:parent-style-name="Standard" style:list-style-name="L5">
      <style:paragraph-properties fo:text-align="start" style:justify-single-word="false"/>
      <style:text-properties fo:font-weight="normal" style:font-weight-asian="normal" style:font-weight-complex="normal"/>
    </style:style>
    <style:style style:name="P16" style:family="paragraph" style:parent-style-name="Standard" style:list-style-name="L6">
      <style:paragraph-properties fo:text-align="start" style:justify-single-word="false"/>
      <style:text-properties fo:font-weight="normal" style:font-weight-asian="normal" style:font-weight-complex="normal"/>
    </style:style>
    <style:style style:name="P17" style:family="paragraph" style:parent-style-name="Standard" style:list-style-name="L2">
      <style:paragraph-properties fo:text-align="start" style:justify-single-word="false"/>
      <style:text-properties fo:font-weight="normal"/>
    </style:style>
    <style:style style:name="P18"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2">
      <style:paragraph-properties fo:text-align="start" style:justify-single-word="false"/>
      <style:text-properties fo:font-variant="normal" fo:text-transform="none" style:use-window-font-color="true" style:font-name="Times New Roman" fo:font-size="12pt" fo:letter-spacing="normal" fo:font-style="normal" fo:font-weight="normal" style:font-size-asian="12pt" style:font-size-complex="12pt"/>
    </style:style>
    <style:style style:name="P20" style:family="paragraph" style:parent-style-name="Standard" style:list-style-name="L2">
      <style:paragraph-properties fo:text-align="start" style:justify-single-word="false"/>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P21" style:family="paragraph" style:parent-style-name="Standard" style:list-style-name="L3">
      <style:paragraph-properties fo:text-align="start" style:justify-single-word="false"/>
      <style:text-properties fo:font-size="10pt" fo:font-weight="bold" style:font-size-asian="10pt" style:font-weight-asian="bold" style:font-size-complex="10pt" style:font-weight-complex="bold"/>
    </style:style>
    <style:style style:name="P2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font-size="28pt" fo:font-weight="normal" style:font-size-asian="28pt" style:font-weight-asian="normal" style:font-size-complex="28pt" style:font-weight-complex="normal"/>
    </style:style>
    <style:style style:name="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T4" style:family="text">
      <style:text-properties style:font-name="Times New Roman1" style:font-name-asian="Droid Sans Fallback" style:font-name-complex="Times New Roman1"/>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font-size="12pt" fo:letter-spacing="normal" fo:font-style="normal" style:font-size-asian="12pt" style:font-size-complex="12pt"/>
    </style:style>
    <style:style style:name="T10" style:family="text">
      <style:text-properties fo:font-variant="normal" fo:text-transform="none" style:use-window-font-color="true" style:font-name="Times New Roman" fo:font-size="12pt" fo:letter-spacing="normal" fo:font-style="normal" style:font-size-asian="12pt" style:font-weight-asian="normal" style:font-size-complex="12pt" style:font-weight-complex="normal"/>
    </style:style>
    <style:style style:name="T11" style:family="text">
      <style:text-properties fo:font-variant="normal" fo:text-transform="none" style:use-window-font-color="true" style:font-name="Times New Roman"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style:use-window-font-color="true" style:font-name="Times New Roman" fo:font-size="13pt" fo:letter-spacing="normal" fo:font-style="normal" fo:font-weight="bold" style:font-size-asian="13pt" style:font-weight-asian="bold" style:font-size-complex="13pt" style:font-weight-complex="bold"/>
    </style:style>
    <style:style style:name="T14" style:family="text">
      <style:text-properties fo:font-variant="normal" fo:text-transform="none" style:use-window-font-color="true" style:font-name="Times New Roman" fo:font-size="14pt" fo:letter-spacing="normal" fo:font-style="normal" fo:font-weight="bold" style:font-size-asian="14pt" style:font-weight-asian="bold" style:font-size-complex="14pt" style:font-weight-complex="bold"/>
    </style:style>
    <style:style style:name="T15" style:family="text">
      <style:text-properties fo:font-variant="normal" fo:text-transform="none" style:use-window-font-color="true" style:font-name="Times New Roman" fo:font-size="14pt" fo:letter-spacing="normal" fo:font-style="normal" style:font-size-asian="14pt" style:font-size-complex="14pt"/>
    </style:style>
    <style:style style:name="T16" style:family="text">
      <style:text-properties fo:font-variant="normal" fo:text-transform="none" style:use-window-font-color="true" style:font-name="Times New Roman" fo:font-size="10pt" fo:letter-spacing="normal" fo:font-style="normal" fo:font-weight="bold" style:font-size-asian="10pt" style:font-weight-asian="bold" style:font-size-complex="10pt" style:font-weight-complex="bold"/>
    </style:style>
    <style:style style:name="T17" style:family="text">
      <style:text-properties fo:font-variant="normal" fo:text-transform="none" style:use-window-font-color="true" style:font-name="Times New Roman" fo:font-size="11pt" fo:letter-spacing="normal" fo:font-style="normal" fo:font-weight="bold" style:font-size-asian="11pt" style:font-weight-asian="bold" style:font-size-complex="11pt" style:font-weight-complex="bold"/>
    </style:style>
    <style:style style:name="T18" style:family="text">
      <style:text-properties style:font-weight-asian="normal" style:font-weight-complex="normal"/>
    </style:style>
    <style:style style:name="T19" style:family="text">
      <style:text-properties style:use-window-font-color="true" style:font-name="Times New Roman" fo:font-size="12pt" style:font-size-asian="12pt" style:font-weight-asian="normal" style:font-size-complex="12pt" style:font-weight-complex="normal"/>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style:font-size-asian="14pt" style:font-size-complex="14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1pt" style:font-size-asian="11pt" style:font-size-complex="11pt"/>
    </style:style>
    <style:style style:name="T25" style:family="text">
      <style:text-properties fo:font-size="11pt" fo:font-weight="bold" style:font-size-asian="11pt" style:font-weight-asian="bold" style:font-size-complex="11pt" style:font-weight-complex="bold"/>
    </style:style>
    <style:style style:name="T2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002-XXX</text:p>
      <text:p text:style-name="P3">Software Development on Linux Systems</text:p>
      <text:p text:style-name="P3">Lab 9 – MySQL, CouchDB, SQLite and D-bus</text:p>
      <text:p text:style-name="P3"/>
      <text:p text:style-name="P3">Name: ______________________________________ <text:s text:c="5"/>Section: _____________</text:p>
      <text:p text:style-name="P4"><text:line-break/><text:line-break/><text:tab/>Note: This lab may be completed using Ubuntu or Fedora<text:line-break/></text:p>
      <text:p text:style-name="P5"><text:span text:style-name="T6"><text:tab/>Activity – <text:s/>Installing Libraries<text:line-break/><text:line-break/><text:tab/></text:span><text:span text:style-name="T5">You will be using mysql, couchDB, SqlLite and D-bus in this lab.<text:line-break/><text:line-break/><text:tab/></text:span><text:span text:style-name="T23">NOTE: IF YOU DO NOT MAKE THE ROOT PASSWORD <text:s/>FOR MYSQL <text:s/>dblab , YOU WILL NEED TO <text:tab/>MODIFY THE SOURCE CODE GIVEN TO YOU IN THIS LAB.</text:span><text:span text:style-name="T6"><text:line-break/><text:line-break/><text:tab/></text:span><text:span text:style-name="T5">These are the package names:<text:line-break/><text:line-break/><text:tab/>Ubuntu: <text:s/>mysql-server<text:tab/>[</text:span><text:span text:style-name="T6">MAKE THE ROOT PASSWORD FOR MYSQL: <text:s/>dblab <text:s/>]</text:span><text:span text:style-name="T5"><text:line-break/><text:tab/><text:tab/> <text:s text:c="2"/>libmysql++</text:span><text:span text:style-name="T6">-</text:span><text:span text:style-name="T5">dev<text:line-break/><text:tab/><text:tab/> <text:s text:c="2"/>python-dbus <text:line-break/><text:tab/> <text:tab/> <text:s text:c="2"/>curl<text:line-break/><text:tab/><text:tab/> <text:s text:c="2"/>couchdb</text:span></text:p>
      <text:p text:style-name="P6"><text:tab/><text:tab/> <text:s text:c="2"/>python-couchdb<text:line-break/><text:tab/><text:tab/> <text:s text:c="2"/>sqlite<text:line-break/><text:tab/><text:tab/> <text:s text:c="2"/>python-sqlite<text:line-break/><text:tab/><text:tab/> <text:s text:c="2"/>libsqlite3-dev</text:p>
      <text:p text:style-name="P5"><text:span text:style-name="T5"><text:tab/><text:tab/> <text:s text:c="2"/>banshee<text:line-break/><text:line-break/><text:tab/>Fedora: <text:s/>mysql-server<text:tab/><text:tab/>[</text:span><text:span text:style-name="T6">MAKE THE ROOT PASSWORD FOR MYSQL: <text:s/>dblab <text:s/>]</text:span><text:span text:style-name="T5"><text:line-break/><text:tab/><text:tab/> <text:s/>mysql-devel<text:line-break/><text:tab/><text:tab/> <text:s/>mysql++-devel<text:line-break/><text:tab/><text:tab/> <text:s/>dbus-python<text:line-break/><text:tab/><text:tab/> <text:s/>curl<text:line-break/><text:tab/><text:tab/> <text:s/>couchdb</text:span></text:p>
      <text:p text:style-name="P6"><text:tab/><text:tab/> <text:s/>python-couchdb<text:line-break/><text:tab/><text:tab/> <text:s/>sqlite<text:line-break/><text:tab/><text:tab/> <text:s/>python-sqlite<text:line-break/><text:tab/><text:tab/> <text:s/>sqlite-devel</text:p>
      <text:p text:style-name="P6"><text:tab/><text:tab/> <text:s/>banshee<text:line-break/></text:p>
      <text:p text:style-name="P6"/>
      <text:p text:style-name="P6"><text:soft-page-break/></text:p>
      <text:p text:style-name="P5"><text:span text:style-name="T5"><text:line-break/><text:tab/></text:span><text:span text:style-name="T6">Activity – Configuring MySQL<text:line-break/><text:tab/><text:line-break/><text:tab/></text:span><text:span text:style-name="T5">We will be setting up MySQL and creating a non-root user that can be used for querying data <text:tab/>and inserting data into certain tables. </text:span><text:span text:style-name="T6">You will be using this database again later in the <text:tab/>course.<text:line-break/></text:span></text:p>
      <text:list xml:id="list256051728" text:style-name="L1">
        <text:list-item>
          <text:list>
            <text:list-item>
              <text:list>
                <text:list-item>
                  <text:p text:style-name="P10"><text:span text:style-name="T5">Open a terminal and type “mysql <text:s/></text:span><text:span text:style-name="T6">-</text:span><text:span text:style-name="T5">u <text:s/>root <text:s/></text:span><text:span text:style-name="T6">-</text:span><text:span text:style-name="T5">p” and hit enter<text:line-break/></text:span></text:p>
                </text:list-item>
                <text:list-item>
                  <text:p text:style-name="P11">Type in your password.<text:line-break/></text:p>
                </text:list-item>
                <text:list-item>
                  <text:p text:style-name="P11">Create a user named “user1” from anywhere with password “us3r” <text:line-break/><text:line-break/>Type “CREATE USER <text:span text:style-name="T6">'</text:span>user1<text:span text:style-name="T6">'</text:span>@<text:span text:style-name="T6">'</text:span>%<text:span text:style-name="T6">'</text:span> identified by <text:span text:style-name="T6">'</text:span>us3r<text:span text:style-name="T6">' </text:span>; <text:s text:c="4"/>”</text:p>
                  <text:p text:style-name="P11"/>
                </text:list-item>
                <text:list-item>
                  <text:p text:style-name="P11">Download the create_forums.sql script from mycourses</text:p>
                </text:list-item>
              </text:list>
            </text:list-item>
          </text:list>
        </text:list-item>
      </text:list>
      <text:p text:style-name="P6"/>
      <text:list xml:id="list571606739" text:continue-numbering="true" text:style-name="L1">
        <text:list-item>
          <text:list>
            <text:list-item>
              <text:list>
                <text:list-item>
                  <text:p text:style-name="P11">Run the script with <text:s/>“ <text:span text:style-name="T6">\. <text:s/>/</text:span>full/path/to/file/create_forums.sql <text:s text:c="2"/>”<text:line-break/><text:line-break/>/full/path/to/file/create_forums.sql is the actual full path of your file. It will probably be something like <text:s/>/home/<text:span text:style-name="T7">lastname</text:span><text:span text:style-name="T8">/Downloads/create_forums.sql <text:s/></text:span></text:p>
                  <text:p text:style-name="P18"/>
                </text:list-item>
                <text:list-item>
                  <text:p text:style-name="P11"><text:s/>Now logout of the database with “quit”</text:p>
                  <text:p text:style-name="P11"/>
                </text:list-item>
                <text:list-item>
                  <text:p text:style-name="P11">Login as the new user with “mysql <text:s/>-u <text:s/>user1 <text:s/>-p” </text:p>
                  <text:p text:style-name="P11"/>
                </text:list-item>
                <text:list-item>
                  <text:p text:style-name="P11">Type the password of the use</text:p>
                  <text:p text:style-name="P11"/>
                </text:list-item>
                <text:list-item>
                  <text:p text:style-name="P11">Use the forums database <text:s/><text:tab/>“USE forums<text:span text:style-name="T6">;</text:span>”</text:p>
                  <text:p text:style-name="P11"/>
                </text:list-item>
                <text:list-item>
                  <text:p text:style-name="P11"><text:s/>Show the tables in the database with <text:s/>“SHOW TABLES<text:span text:style-name="T6">;</text:span>”</text:p>
                  <text:p text:style-name="P11"/>
                </text:list-item>
                <text:list-item>
                  <text:p text:style-name="P11"><text:s/>Select everything from the threads table with “SELECT <text:span text:style-name="T6">* </text:span>FROM threads<text:span text:style-name="T6">;</text:span>”</text:p>
                  <text:p text:style-name="P11"/>
                </text:list-item>
                <text:list-item>
                  <text:p text:style-name="P11">Now describe the messages table with <text:s/>“DESCRIBE messages<text:span text:style-name="T6">;</text:span>”</text:p>
                  <text:p text:style-name="P11"/>
                </text:list-item>
              </text:list>
            </text:list-item>
          </text:list>
        </text:list-item>
      </text:list>
      <text:p text:style-name="P6"/>
      <text:p text:style-name="P6"><text:line-break/><text:tab/><text:tab/><text:span text:style-name="T6">Instructor/TA sign off _______________________________<text:line-break/></text:span></text:p>
      <text:p text:style-name="P6"/>
      <text:p text:style-name="P6"><text:soft-page-break/><text:tab/></text:p>
      <text:p text:style-name="P5"><text:span text:style-name="T5"><text:line-break/><text:tab/></text:span><text:span text:style-name="T6">Activity – Using MySQL in development<text:line-break/><text:line-break/><text:tab/></text:span><text:span text:style-name="T5">You will be connecting to the mysql database using c++. On Linux it's just as easy to use almost <text:tab/>any of the supported languages, but for this exercise we will use c++. Later in the lab we will <text:tab/>use python also.<text:line-break/></text:span></text:p>
      <text:list xml:id="list239392075" text:style-name="L2">
        <text:list-item>
          <text:list>
            <text:list-item>
              <text:list>
                <text:list-item>
                  <text:p text:style-name="P12">Download the file MysqlTest.cpp from Mycourses. </text:p>
                  <text:p text:style-name="P12"/>
                </text:list-item>
                <text:list-item>
                  <text:p text:style-name="P12">Place it in your desired location and cd to that location.</text:p>
                </text:list-item>
              </text:list>
            </text:list-item>
          </text:list>
        </text:list-item>
      </text:list>
      <text:p text:style-name="P6"/>
      <text:list xml:id="list1981787035" text:continue-numbering="true" text:style-name="L2">
        <text:list-item>
          <text:list>
            <text:list-item>
              <text:list>
                <text:list-item>
                  <text:p text:style-name="P17"><text:span text:style-name="T18">Compile the object file (assembler code for the executable to link to) <text:line-break/></text:span><text:span text:style-name="T19"><text:line-break/></text:span><text:span text:style-name="T19">“ <text:s/></text:span><text:span text:style-name="T9">g++ <text:s/></text:span><text:span text:style-name="T11">-W</text:span><text:span text:style-name="T9">all <text:s/></text:span><text:span text:style-name="T11">-</text:span><text:span text:style-name="T9">pedantic <text:s/></text:span><text:span text:style-name="T11">-W</text:span><text:span text:style-name="T9">no</text:span><text:span text:style-name="T11">-</text:span><text:span text:style-name="T9">long</text:span><text:span text:style-name="T11">-</text:span><text:span text:style-name="T9">long <text:s/></text:span><text:span text:style-name="T11">-O</text:span><text:span text:style-name="T9">2 <text:s/></text:span><text:span text:style-name="T13">`</text:span><text:span text:style-name="T10">mysql</text:span><text:span text:style-name="T11">_</text:span><text:span text:style-name="T10">config</text:span><text:span text:style-name="T9"> <text:s/></text:span><text:span text:style-name="T11">- -</text:span><text:span text:style-name="T9">include <text:s text:c="13"/><text:line-break/> <text:tab/></text:span><text:span text:style-name="T11">-I</text:span><text:span text:style-name="T9">/usr/include/mysql</text:span><text:span text:style-name="T11">++</text:span><text:span text:style-name="T9"> </text:span><text:span text:style-name="T11">-</text:span><text:span text:style-name="T9">c MysqlTest.cpp <text:s text:c="3"/>” <text:line-break/></text:span></text:p>
                </text:list-item>
                <text:list-item>
                  <text:p text:style-name="P17"><text:span text:style-name="T9">Now compile the executable with<text:line-break/>“ <text:s/>g</text:span><text:span text:style-name="T11">++</text:span><text:span text:style-name="T9"> MysqlTest</text:span><text:span text:style-name="T13">.</text:span><text:span text:style-name="T9">o </text:span><text:span text:style-name="T14">`</text:span><text:span text:style-name="T9">mysql</text:span><text:span text:style-name="T11">_</text:span><text:span text:style-name="T9">config </text:span><text:span text:style-name="T11">--</text:span><text:span text:style-name="T9">libs</text:span><text:span text:style-name="T15">`</text:span><text:span text:style-name="T9"> </text:span><text:span text:style-name="T11">-</text:span><text:span text:style-name="T9">lmysqlpp </text:span><text:span text:style-name="T11">-</text:span><text:span text:style-name="T9">o Mysql++_test <text:s text:c="2"/>“</text:span></text:p>
                  <text:p text:style-name="P19"/>
                </text:list-item>
                <text:list-item>
                  <text:p text:style-name="P12">Run the executable with <text:s/>“ <text:s/><text:span text:style-name="T20">.</text:span><text:span text:style-name="T21">/</text:span>Mysql++_test <text:s/>“</text:p>
                  <text:p text:style-name="P12"><text:s/></text:p>
                </text:list-item>
                <text:list-item>
                  <text:p text:style-name="P12">Now modify the cpp file ( MysqlTest.cpp <text:s/>) to <text:s/>select all of the columns from the “messages” table.<text:line-break/></text:p>
                </text:list-item>
                <text:list-item>
                  <text:p text:style-name="P12">Then modify the cpp file to only print out the “id”, “messageText” and “poster” columns in the for loop. The actual database query should still collect all of the columns from the table. You just won't print all of them.</text:p>
                  <text:p text:style-name="P12"/>
                </text:list-item>
              </text:list>
            </text:list-item>
          </text:list>
        </text:list-item>
      </text:list>
      <text:p text:style-name="P6"><text:s/><text:tab/><text:tab/>Note: You may want to reference the “describe messages” command you ran in the <text:tab/><text:tab/><text:tab/>previous activity. </text:p>
      <text:p text:style-name="P6"/>
      <text:list xml:id="list1014404686" text:continue-numbering="true" text:style-name="L2">
        <text:list-item>
          <text:list>
            <text:list-item>
              <text:list>
                <text:list-item>
                  <text:p text:style-name="P12">Now recompile the object file and the executable</text:p>
                  <text:p text:style-name="P12"/>
                </text:list-item>
                <text:list-item>
                  <text:p text:style-name="P12">Run the executable and show the results of the “id”, “messageText” and “poster” columns from the “messages” table.<text:line-break/><text:line-break/></text:p>
                  <text:p text:style-name="P12"/>
                  <text:p text:style-name="P12"><text:line-break/><text:span text:style-name="T6">Instructor/TA sign off _______________________________</text:span></text:p>
                </text:list-item>
                <text:list-item>
                  <text:p text:style-name="P12"><text:soft-page-break/><text:s/>Download the MysqlTestInsert.cpp file from mycourses.</text:p>
                  <text:p text:style-name="P12"/>
                </text:list-item>
                <text:list-item>
                  <text:p text:style-name="P12"><text:span text:style-name="T9"><text:s/>In terminal connect to mysql with “ <text:s text:c="2"/>mysql <text:s/></text:span><text:span text:style-name="T11">-</text:span><text:span text:style-name="T9">u <text:s/>root <text:s/></text:span><text:span text:style-name="T11">-</text:span><text:span text:style-name="T9">p <text:s text:c="2"/>”</text:span></text:p>
                  <text:p text:style-name="P20"/>
                </text:list-item>
                <text:list-item>
                  <text:p text:style-name="P12"><text:span text:style-name="T9"><text:s/>Choose the forums database with <text:s/>“ <text:s/>use <text:s/>forums</text:span><text:span text:style-name="T11">; <text:s text:c="3"/></text:span><text:span text:style-name="T9">” </text:span></text:p>
                  <text:p text:style-name="P20"/>
                </text:list-item>
                <text:list-item>
                  <text:p text:style-name="P12"><text:span text:style-name="T9"><text:s/>See if there are any rows in the messages table by the user <text:s/>“dblab” <text:s/>with<text:line-break/><text:line-break/> SELECT <text:s/>* <text:s/>FROM <text:s/>messages <text:s/>WHERE <text:s/>poster <text:s/>= <text:s/>“dblab” </text:span><text:span text:style-name="T11">;</text:span></text:p>
                  <text:p text:style-name="P12"><text:span text:style-name="T11"><text:line-break/></text:span><text:span text:style-name="T16">NOTE: THERE SHOULD NOT BE ANY ROWS RETURNED. </text:span></text:p>
                </text:list-item>
              </text:list>
            </text:list-item>
          </text:list>
        </text:list-item>
      </text:list>
      <text:p text:style-name="P6"/>
      <text:p text:style-name="P6"/>
      <text:list xml:id="list1266420333" text:continue-numbering="true" text:style-name="L2">
        <text:list-item>
          <text:list>
            <text:list-item>
              <text:list>
                <text:list-item>
                  <text:p text:style-name="P17"><text:span text:style-name="T18"><text:s/>Compile the object file (assembler code for the executable to link to) <text:line-break/></text:span><text:span text:style-name="T19"><text:line-break/>“ <text:s/></text:span><text:span text:style-name="T9">g++ <text:s/></text:span><text:span text:style-name="T11">-W</text:span><text:span text:style-name="T9">all <text:s/></text:span><text:span text:style-name="T11">-</text:span><text:span text:style-name="T9">pedantic <text:s/></text:span><text:span text:style-name="T11">-W</text:span><text:span text:style-name="T9">no</text:span><text:span text:style-name="T11">-</text:span><text:span text:style-name="T9">long</text:span><text:span text:style-name="T11">-</text:span><text:span text:style-name="T9">long <text:s/></text:span><text:span text:style-name="T11">-O</text:span><text:span text:style-name="T9">2 <text:s/></text:span><text:span text:style-name="T13">`</text:span><text:span text:style-name="T10">mysql</text:span><text:span text:style-name="T11">_</text:span><text:span text:style-name="T10">config</text:span><text:span text:style-name="T9"> <text:s/></text:span><text:span text:style-name="T11">- -</text:span><text:span text:style-name="T9">include <text:s text:c="13"/><text:line-break/> <text:tab/></text:span><text:span text:style-name="T11">-I</text:span><text:span text:style-name="T9">/usr/include/mysql</text:span><text:span text:style-name="T11">++</text:span><text:span text:style-name="T9"> <text:s text:c="2"/></text:span><text:span text:style-name="T11">-</text:span><text:span text:style-name="T9">c <text:s text:c="2"/>MysqlTestInsert.cpp <text:s text:c="3"/>” <text:line-break/></text:span></text:p>
                </text:list-item>
                <text:list-item>
                  <text:p text:style-name="P12"><text:span text:style-name="T9">Now compile the executable with<text:line-break/>“ <text:s/>g</text:span><text:span text:style-name="T11">++</text:span><text:span text:style-name="T9"> MysqlTestInsert</text:span><text:span text:style-name="T13">.</text:span><text:span text:style-name="T9">o </text:span><text:span text:style-name="T14">`</text:span><text:span text:style-name="T9">mysql</text:span><text:span text:style-name="T11">_</text:span><text:span text:style-name="T9">config <text:s/></text:span><text:span text:style-name="T11">--</text:span><text:span text:style-name="T9">libs</text:span><text:span text:style-name="T15">`</text:span><text:span text:style-name="T9"> </text:span><text:span text:style-name="T11">-</text:span><text:span text:style-name="T9">lmysqlpp <text:s/></text:span><text:span text:style-name="T11">-</text:span><text:span text:style-name="T9">o Mysql++_test_insert <text:s/>”</text:span><text:span text:style-name="T11"><text:line-break/></text:span></text:p>
                </text:list-item>
                <text:list-item>
                  <text:p text:style-name="P20"><text:s/>Now execute Mysql++_test_insert </text:p>
                  <text:p text:style-name="P20"/>
                </text:list-item>
                <text:list-item>
                  <text:p text:style-name="P20"><text:s/>Rerun the messages table query from above</text:p>
                </text:list-item>
              </text:list>
            </text:list-item>
          </text:list>
        </text:list-item>
      </text:list>
      <text:p text:style-name="P7"/>
      <text:list xml:id="list512082135" text:continue-numbering="true" text:style-name="L2">
        <text:list-item>
          <text:list>
            <text:list-item>
              <text:list>
                <text:list-header>
                  <text:p text:style-name="P12"><text:span text:style-name="T9">SELECT <text:s/>* <text:s/>FROM <text:s/>messages <text:s/>WHERE <text:s/>poster <text:s/>= <text:s/>“dblab” </text:span><text:span text:style-name="T11">;</text:span></text:p>
                  <text:p text:style-name="P12"><text:span text:style-name="T11"><text:line-break/></text:span><text:span text:style-name="T16">NOTE: THERE SHOULD BE ONE ROW RETURNED</text:span></text:p>
                </text:list-header>
              </text:list>
            </text:list-item>
          </text:list>
        </text:list-item>
      </text:list>
      <text:p text:style-name="P7"/>
      <text:list xml:id="list1623208858" text:continue-numbering="true" text:style-name="L2">
        <text:list-item>
          <text:list>
            <text:list-item>
              <text:list>
                <text:list-item>
                  <text:p text:style-name="P20"><text:s/>Now using the editor of your choice you will modify the MysqlTestInsert.cpp file.</text:p>
                </text:list-item>
              </text:list>
            </text:list-item>
          </text:list>
        </text:list-item>
      </text:list>
      <text:p text:style-name="P7"><text:tab/><text:tab/></text:p>
      <text:p text:style-name="P6"><text:span text:style-name="T9"><text:tab/><text:tab/> Now modify the code to have the following string attributes.<text:line-break/><text:tab/><text:tab/> string <text:s/>id <text:s/>= <text:s text:c="2"/>“ </text:span><text:span text:style-name="T14">\</text:span><text:span text:style-name="T11">”</text:span><text:span text:style-name="T14">\</text:span><text:span text:style-name="T11">” </text:span><text:span text:style-name="T9">” </text:span><text:span text:style-name="T11">; <text:s text:c="3"/><text:tab/><text:tab/></text:span></text:p>
      <text:p text:style-name="P6"><text:span text:style-name="T9"><text:tab/><text:tab/> string messageID = <text:s/>“77777”</text:span><text:span text:style-name="T11">;</text:span></text:p>
      <text:p text:style-name="P6"><text:span text:style-name="T9"><text:tab/><text:tab/> string threadID = <text:s/>“ </text:span><text:span text:style-name="T14">\</text:span><text:span text:style-name="T11">”</text:span><text:span text:style-name="T9">Thread8</text:span><text:span text:style-name="T14">\</text:span><text:span text:style-name="T11">” </text:span><text:span text:style-name="T9">”;</text:span></text:p>
      <text:p text:style-name="P6"><text:span text:style-name="T9"><text:tab/><text:tab/> string dateCreated = <text:s/>“ </text:span><text:span text:style-name="T14">\</text:span><text:span text:style-name="T11">”</text:span><text:span text:style-name="T9">8-11-12</text:span><text:span text:style-name="T14">\</text:span><text:span text:style-name="T11">” </text:span><text:span text:style-name="T9">”</text:span><text:span text:style-name="T11">;</text:span></text:p>
      <text:p text:style-name="P6"><text:span text:style-name="T9"><text:tab/><text:tab/> string threadName <text:s/>= <text:s/>“ </text:span><text:span text:style-name="T14">\</text:span><text:span text:style-name="T11">”</text:span><text:span text:style-name="T9"> My First Thread </text:span><text:span text:style-name="T14">\</text:span><text:span text:style-name="T11">”</text:span><text:span text:style-name="T9"> <text:s/>“</text:span><text:span text:style-name="T11">;</text:span><text:span text:style-name="T9"><text:line-break/><text:tab/><text:tab/> <text:s/></text:span><text:span text:style-name="T11"><text:tab/><text:line-break/><text:tab/></text:span><text:span text:style-name="T16"> <text:s/>NOTES: <text:s/>\” <text:s/>IS AN ESCAPE CHARACTER FOR A DOUBLE QUOTE. TEXT INPUT NEEDS <text:tab/><text:tab/><text:tab/> <text:s/>TO HAVE DOUBLE QUOTES AROUND IT IN MYSQL. NUMBERS DO NOT. ALSO TWO <text:tab/><text:tab/><text:tab/> <text:s/>EMPTY DOUBLE QUOTES ON A PRIMARY KEY MEANS AUTO_INCREMENT.</text:span></text:p>
      <text:p text:style-name="P7"><text:soft-page-break/></text:p>
      <text:list xml:id="list1250807607" text:continue-numbering="true" text:style-name="L2">
        <text:list-item>
          <text:list>
            <text:list-item>
              <text:list>
                <text:list-item>
                  <text:p text:style-name="P20">Recompile the object file from the cpp file and make sure there are no errors in your attributes.</text:p>
                  <text:p text:style-name="P20"/>
                </text:list-item>
                <text:list-item>
                  <text:p text:style-name="P20">Now below the line mysqlpp::StoreQueryResult res = query.store()</text:p>
                </text:list-item>
              </text:list>
            </text:list-item>
          </text:list>
        </text:list-item>
      </text:list>
      <text:p text:style-name="P6"><text:span text:style-name="T9"><text:tab/><text:tab/>paste the query string from above. It will look like this.<text:line-break/><text:line-break/><text:tab/><text:tab/></text:span><text:span text:style-name="T17">query &lt;&lt; <text:s/>“INSERT INTO MESSAGES (id, messageText, poster, date, attachments) <text:tab/> <text:tab/><text:tab/>VALUES (“ <text:s/>&lt;&lt; <text:s/>id &lt;&lt; <text:s/>“, <text:s/>“ &lt;&lt; messageText &lt;&lt; “, “ &lt;&lt; poster &lt;&lt; “, “ &lt;&lt; date &lt;&lt; “, “ </text:span></text:p>
      <text:p text:style-name="P8"><text:tab/><text:tab/>&lt;&lt; “, “ &lt;&lt; attachments &lt;&lt; “);”;</text:p>
      <text:p text:style-name="P7"/>
      <text:list xml:id="list272043731" text:continue-numbering="true" text:style-name="L2">
        <text:list-item>
          <text:list>
            <text:list-item>
              <text:list>
                <text:list-item>
                  <text:p text:style-name="P20">Now modify the new query line to reflect the threads table. In mysql use “describe threads” if you need to. </text:p>
                </text:list-item>
              </text:list>
            </text:list-item>
          </text:list>
        </text:list-item>
      </text:list>
      <text:p text:style-name="P7"><text:tab/></text:p>
      <text:p text:style-name="P7"><text:tab/><text:tab/>To do this task, you will need to update the table name, the table values and then change <text:tab/><text:tab/>the variables you send in to your variables. </text:p>
      <text:p text:style-name="P7"/>
      <text:p text:style-name="P7"><text:tab/> <text:s text:c="6"/>22) Now recompile the code and run the new executable. </text:p>
      <text:p text:style-name="P7"/>
      <text:p text:style-name="P7"><text:tab/> <text:s text:c="6"/>23) In mysql run the query <text:line-break/><text:line-break/><text:tab/><text:tab/>“ SELECT <text:s/>* <text:s/>FROM threads WHERE messageID = 77777; <text:s/>“ </text:p>
      <text:p text:style-name="P5"><text:span text:style-name="T12"><text:tab/><text:line-break/><text:tab/> <text:s text:c="12"/></text:span><text:span text:style-name="T16">NOTE: THERE SHOULD BE ONE ROW RETURNED</text:span></text:p>
      <text:p text:style-name="P7"/>
      <text:p text:style-name="P7"/>
      <text:list xml:id="list914065817" text:continue-numbering="true" text:style-name="L2">
        <text:list-item>
          <text:list>
            <text:list-item>
              <text:list>
                <text:list-header>
                  <text:p text:style-name="P12"/>
                </text:list-header>
              </text:list>
            </text:list-item>
          </text:list>
        </text:list-item>
      </text:list>
      <text:p text:style-name="P6"/>
      <text:p text:style-name="P6"><text:tab/><text:tab/><text:line-break/><text:tab/><text:tab/><text:span text:style-name="T6">Instructor/TA sign off _______________________________</text:span></text:p>
      <text:p text:style-name="P6"/>
      <text:p text:style-name="P6"/>
      <text:p text:style-name="P6"/>
      <text:p text:style-name="P6"><text:tab/></text:p>
      <text:p text:style-name="P9"><text:tab/><text:span text:style-name="T6">Activity – Configuring and Using CouchDB</text:span></text:p>
      <text:p text:style-name="P4"/>
      <text:p text:style-name="P6"><text:span text:style-name="T6"><text:tab/></text:span>You will be setting up CouchDB and using queries through curl. </text:p>
      <text:p text:style-name="P4"/>
      <text:list xml:id="list549975966" text:style-name="L3">
        <text:list-item>
          <text:list>
            <text:list-item>
              <text:list>
                <text:list-item>
                  <text:p text:style-name="P13">Make sure couchdb is running by typing this command in terminal</text:p>
                </text:list-item>
              </text:list>
            </text:list-item>
          </text:list>
        </text:list-item>
      </text:list>
      <text:p text:style-name="P6"><text:tab/><text:tab/>“ sudo service couchdb restart”</text:p>
      <text:p text:style-name="P6"/>
      <text:list xml:id="list1765260967" text:continue-numbering="true" text:style-name="L3">
        <text:list-item>
          <text:list>
            <text:list-item>
              <text:list>
                <text:list-item>
                  <text:p text:style-name="P13">Test a connection to couchdb in terminal with </text:p>
                  <text:p text:style-name="P13">“ <text:s/>curl <text:s/><text:a xlink:type="simple" xlink:href="http://localhost:5984/">http://localhost:5984/</text:a> <text:s/>“</text:p>
                </text:list-item>
              </text:list>
            </text:list-item>
          </text:list>
        </text:list-item>
      </text:list>
      <text:p text:style-name="P6"/>
      <text:p text:style-name="P6"><text:tab/><text:tab/>It should respond with a welcome message and the software version</text:p>
      <text:p text:style-name="P6"/>
      <text:list xml:id="list1028837366" text:continue-numbering="true" text:style-name="L3">
        <text:list-item>
          <text:list>
            <text:list-item>
              <text:list>
                <text:list-item>
                  <text:p text:style-name="P13">Open your couchdb configuration file with root privileges</text:p>
                </text:list-item>
              </text:list>
            </text:list-item>
          </text:list>
        </text:list-item>
      </text:list>
      <text:p text:style-name="P6"/>
      <text:p text:style-name="P6"><text:tab/><text:tab/> “ sudo gedit <text:s/>/etc/couchdb/default.ini <text:s/>“</text:p>
      <text:list xml:id="list730580495" text:continue-numbering="true" text:style-name="L3">
        <text:list-item>
          <text:list>
            <text:list-item>
              <text:list>
                <text:list-header>
                  <text:p text:style-name="P13"/>
                </text:list-header>
                <text:list-item>
                  <text:p text:style-name="P13">Find the lines for port number and bind_address </text:p>
                </text:list-item>
              </text:list>
            </text:list-item>
          </text:list>
        </text:list-item>
      </text:list>
      <text:p text:style-name="P4"><text:tab/><text:tab/> </text:p>
      <text:p text:style-name="P6"><text:span text:style-name="T6"><text:tab/><text:tab/> </text:span>Change the port to 9999 and comment out the bind address. Commenting out the bind <text:tab/><text:tab/><text:tab/> address will allow this service to be used from other machines.</text:p>
      <text:p text:style-name="P6"><text:tab/><text:tab/> <text:span text:style-name="T6">port = 9999</text:span></text:p>
      <text:p text:style-name="P4"><text:tab/><text:tab/> <text:span text:style-name="T22">;</text:span> bind_address = 127.0.0.1</text:p>
      <text:p text:style-name="P4"/>
      <text:list xml:id="list1800010615" text:continue-numbering="true" text:style-name="L3">
        <text:list-item>
          <text:list>
            <text:list-item>
              <text:list>
                <text:list-item>
                  <text:p text:style-name="P13">Restart couchdb as you did before</text:p>
                  <text:p text:style-name="P13"/>
                </text:list-item>
                <text:list-item>
                  <text:p text:style-name="P13">Now test a connection to the new port</text:p>
                  <text:p text:style-name="P13"><text:line-break/>“ curl <text:a xlink:type="simple" xlink:href="http://localhost:9999/">http://localhost:9999/</text:a> <text:s/>“</text:p>
                  <text:p text:style-name="P13"/>
                </text:list-item>
                <text:list-item>
                  <text:p text:style-name="P13">Create a database called “testdb” using curl</text:p>
                  <text:p text:style-name="P21">NOTE: DATABASE NAMES IN COUCHDB <text:span text:style-name="T26">MUST BE</text:span> LOWERCASE. </text:p>
                  <text:p text:style-name="P21"><text:s text:c="14"/>TABLES/DOCUMENTS <text:span text:style-name="T26">DO NOT</text:span> NEED TO BE LOWERCASE.</text:p>
                </text:list-item>
              </text:list>
            </text:list-item>
          </text:list>
        </text:list-item>
      </text:list>
      <text:p text:style-name="P6"/>
      <text:p text:style-name="P6"><text:tab/><text:tab/>“curl <text:s/>-X <text:s/>PUT <text:a xlink:type="simple" xlink:href="http://localhost:9999/testdb">http://localhost:9999/testdb</text:a> <text:s/>“</text:p>
      <text:p text:style-name="P6"/>
      <text:list xml:id="list1087968505" text:continue-numbering="true" text:style-name="L3">
        <text:list-item>
          <text:list>
            <text:list-item>
              <text:list>
                <text:list-item>
                  <text:p text:style-name="P13">Now retrieve the information about your new database</text:p>
                </text:list-item>
              </text:list>
            </text:list-item>
          </text:list>
        </text:list-item>
      </text:list>
      <text:p text:style-name="P6"/>
      <text:p text:style-name="P6"><text:tab/><text:tab/>“curl <text:s/>-X GET <text:a xlink:type="simple" xlink:href="http://localhost:9999/testdb">http://localhost:9999/testdb</text:a> <text:s/>“<text:tab/><text:tab/></text:p>
      <text:p text:style-name="P6"/>
      <text:p text:style-name="P6"><text:tab/><text:tab/>This should give you information, such as the database name and the number of <text:tab/><text:tab/><text:tab/><text:tab/>documents stored in it.</text:p>
      <text:p text:style-name="P6"><text:tab/><text:tab/></text:p>
      <text:p text:style-name="P6"><text:soft-page-break/></text:p>
      <text:p text:style-name="P6"/>
      <text:list xml:id="list1617620865" text:continue-numbering="true" text:style-name="L3">
        <text:list-item>
          <text:list>
            <text:list-item>
              <text:list>
                <text:list-header>
                  <text:p text:style-name="P13"/>
                </text:list-header>
                <text:list-item>
                  <text:p text:style-name="P13">Now create another database called “mydb” using curl</text:p>
                  <text:p text:style-name="P13"/>
                </text:list-item>
                <text:list-item>
                  <text:p text:style-name="P13">View all of the current databases with </text:p>
                  <text:p text:style-name="P13"/>
                  <text:p text:style-name="P13">“ <text:s/>curl <text:s/>-X <text:s/>GET http://localhost:9999/_all_dbs </text:p>
                  <text:p text:style-name="P13"/>
                </text:list-item>
                <text:list-item>
                  <text:p text:style-name="P13">Delete mydb with </text:p>
                </text:list-item>
              </text:list>
            </text:list-item>
          </text:list>
        </text:list-item>
      </text:list>
      <text:p text:style-name="P6"/>
      <text:p text:style-name="P6"><text:tab/><text:tab/>“ <text:s text:c="2"/>curl -X DELETE <text:a xlink:type="simple" xlink:href="http://localhost:9999/mydb">http://localhost:9999/mydb</text:a> <text:s/>“</text:p>
      <text:p text:style-name="P6"/>
      <text:list xml:id="list1168820628" text:continue-numbering="true" text:style-name="L3">
        <text:list-item>
          <text:list>
            <text:list-item>
              <text:list>
                <text:list-item>
                  <text:p text:style-name="P13">View the current databases again to see that mydb has been deleted</text:p>
                  <text:p text:style-name="P13"/>
                </text:list-item>
                <text:list-item>
                  <text:p text:style-name="P13">Now add a document to the testdb database with</text:p>
                </text:list-item>
              </text:list>
            </text:list-item>
          </text:list>
        </text:list-item>
      </text:list>
      <text:p text:style-name="P6"/>
      <text:p text:style-name="P6"><text:tab/><text:tab/>curl<text:span text:style-name="T24"> -X PUT </text:span><text:a xlink:type="simple" xlink:href="http://localhost:9999/mydb/myDocument"><text:span text:style-name="T24">http://localhost:9999/testdb/myDocument</text:span></text:a><text:span text:style-name="T24"> <text:s/>-H <text:s/>“Content-Type: application/json” <text:tab/><text:tab/><text:tab/>-d <text:s/></text:span><text:span text:style-name="T25">'{ <text:s/></text:span><text:span text:style-name="T24">“id”</text:span><text:span text:style-name="T25">:</text:span><text:span text:style-name="T24">1, <text:s/>“name”</text:span><text:span text:style-name="T25">:</text:span><text:span text:style-name="T24">”me”, <text:s/>“email”</text:span><text:span text:style-name="T25">:</text:span><text:span text:style-name="T24">”</text:span><text:a xlink:type="simple" xlink:href="mailto:me@rit.edu"><text:span text:style-name="T24">me@rit.edu</text:span></text:a><text:span text:style-name="T24">” </text:span><text:span text:style-name="T25">}'</text:span> </text:p>
      <text:p text:style-name="P6"/>
      <text:p text:style-name="P6"><text:tab/><text:tab/><text:span text:style-name="T23">NOTE: IN JSON ONLY NUMBERS MAY BE OUTSIDE OF QUOTES</text:span></text:p>
      <text:p text:style-name="P6"/>
      <text:list xml:id="list554410946" text:continue-numbering="true" text:style-name="L3">
        <text:list-item>
          <text:list>
            <text:list-item>
              <text:list>
                <text:list-item>
                  <text:p text:style-name="P13">To retrieve your new document type</text:p>
                </text:list-item>
              </text:list>
            </text:list-item>
          </text:list>
        </text:list-item>
      </text:list>
      <text:p text:style-name="P6"><text:tab/></text:p>
      <text:p text:style-name="P6"><text:tab/><text:tab/>CURL -X GET <text:a xlink:type="simple" xlink:href="http://localhost:9999/mydb/myDocument">http://localhost:9999/testdb/myDocument</text:a> <text:s/></text:p>
      <text:list xml:id="list1089670256" text:continue-numbering="true" text:style-name="L3">
        <text:list-item>
          <text:list>
            <text:list-item>
              <text:list>
                <text:list-header>
                  <text:p text:style-name="P13"><text:s/></text:p>
                </text:list-header>
                <text:list-item>
                  <text:p text:style-name="P13">Now open a web browser on the same machine and go to </text:p>
                </text:list-item>
              </text:list>
            </text:list-item>
          </text:list>
        </text:list-item>
      </text:list>
      <text:p text:style-name="P6"/>
      <text:p text:style-name="P6"><text:tab/><text:tab/>http://127.0.0.1:9999/<text:span text:style-name="T20">_</text:span>utils/</text:p>
      <text:p text:style-name="P6"><text:line-break/><text:tab/><text:tab/>This is Futon, the web front-end to couchdb<text:line-break/></text:p>
      <text:list xml:id="list188269470" text:continue-numbering="true" text:style-name="L3">
        <text:list-item>
          <text:list>
            <text:list-item>
              <text:list>
                <text:list-item>
                  <text:p text:style-name="P13">Choose testdb from the database list. You will see all of the documents within testdb. </text:p>
                </text:list-item>
              </text:list>
            </text:list-item>
          </text:list>
        </text:list-item>
      </text:list>
      <text:p text:style-name="P6"/>
      <text:list xml:id="list1382706096" text:continue-numbering="true" text:style-name="L3">
        <text:list-item>
          <text:list>
            <text:list-item>
              <text:list>
                <text:list-item>
                  <text:p text:style-name="P13">Click on the myDocument <text:s/>document you just made. You will see you can edit all of the attributes, and add attachments or fields. </text:p>
                  <text:p text:style-name="P13"/>
                </text:list-item>
                <text:list-item>
                  <text:p text:style-name="P13">Change the name field to “dblab” and save the document</text:p>
                </text:list-item>
              </text:list>
            </text:list-item>
          </text:list>
        </text:list-item>
      </text:list>
      <text:p text:style-name="P6"><text:tab/><text:tab/></text:p>
      <text:p text:style-name="P6"/>
      <text:p text:style-name="P6"><text:tab/></text:p>
      <text:p text:style-name="P9"><text:tab/> <text:span text:style-name="T6">Activity – Using Couchdb in development</text:span></text:p>
      <text:p text:style-name="P4"/>
      <text:p text:style-name="P4"><text:tab/><text:span text:style-name="T5">In this activity we will be using python to connect to couchDB. Python could have been <text:tab/>used <text:tab/>for the section on MySQL, but c++ was used to give examples in other languages. Linux <text:tab/>supports most languages for development, but c++ and python are two of the most used. They <text:tab/>are also two of the languages that have the most development libraries available, thought you <text:tab/>can probably find most libraries available for most major languages.</text:span></text:p>
      <text:p text:style-name="P4"/>
      <text:p text:style-name="P4"/>
      <text:list xml:id="list1171104559" text:style-name="L4">
        <text:list-item>
          <text:list>
            <text:list-item>
              <text:list>
                <text:list-item>
                  <text:p text:style-name="P14">Download couchTest.py from mycourses</text:p>
                  <text:p text:style-name="P14"/>
                  <text:p text:style-name="P14">This file will open a connection to your couchdb server, create a database, create tables (documents), update tables and query the database</text:p>
                  <text:p text:style-name="P14"><text:s/></text:p>
                </text:list-item>
                <text:list-item>
                  <text:p text:style-name="P14">Open the file and examine each step of the code</text:p>
                  <text:p text:style-name="P14"/>
                </text:list-item>
                <text:list-item>
                  <text:p text:style-name="P14">Run the code with ./couchTest.py</text:p>
                  <text:p text:style-name="P14"/>
                </text:list-item>
                <text:list-item>
                  <text:p text:style-name="P14">Add another JSON object (dictionary) for character4. You will do this with the other dictionaries. </text:p>
                  <text:p text:style-name="P14"/>
                  <text:p text:style-name="P14">The uid will be 4, the level will be 45 and the name will be 'x'</text:p>
                  <text:p text:style-name="P14"/>
                </text:list-item>
                <text:list-item>
                  <text:p text:style-name="P14">Now modify the query string to return the uid, level and name in a different order</text:p>
                </text:list-item>
              </text:list>
            </text:list-item>
          </text:list>
        </text:list-item>
      </text:list>
      <text:p text:style-name="P6"/>
      <text:p text:style-name="P6"><text:tab/><text:tab/>Rerun the code to make sure it works</text:p>
      <text:p text:style-name="P6"/>
      <text:list xml:id="list375803932" text:continue-numbering="true" text:style-name="L4">
        <text:list-item>
          <text:list>
            <text:list-item>
              <text:list>
                <text:list-item>
                  <text:p text:style-name="P14">Now modify the update to update character2's level by 2 instead of one. </text:p>
                  <text:p text:style-name="P14"/>
                </text:list-item>
                <text:list-item>
                  <text:p text:style-name="P14">Now create another update to modify character3's name to “four”</text:p>
                </text:list-item>
              </text:list>
            </text:list-item>
          </text:list>
        </text:list-item>
      </text:list>
      <text:p text:style-name="P6"/>
      <text:p text:style-name="P6"><text:tab/><text:tab/>You will need to use db.get('character3') and save the document when you are finished</text:p>
      <text:p text:style-name="P6"/>
      <text:list xml:id="list249421533" text:continue-numbering="true" text:style-name="L4">
        <text:list-item>
          <text:list>
            <text:list-item>
              <text:list>
                <text:list-item>
                  <text:p text:style-name="P14">Write another query at the of the program that will the doc.uid &gt; 2 </text:p>
                </text:list-item>
              </text:list>
            </text:list-item>
          </text:list>
        </text:list-item>
      </text:list>
      <text:p text:style-name="P6"/>
      <text:p text:style-name="P6"><text:tab/><text:tab/> Have the function emit doc._id and doc.uid </text:p>
      <text:p text:style-name="P6"/>
      <text:p text:style-name="P6"><text:tab/><text:tab/> Print your results</text:p>
      <text:p text:style-name="P6"/>
      <text:p text:style-name="P6"/>
      <text:p text:style-name="P6"><text:tab/><text:tab/><text:tab/><text:span text:style-name="T6">Turn this program in as part of your lab write up</text:span></text:p>
      <text:p text:style-name="P9"><text:tab/> <text:span text:style-name="T6">Activity – Using SQLite in Development</text:span></text:p>
      <text:p text:style-name="P4"/>
      <text:p text:style-name="P6"><text:span text:style-name="T6"><text:tab/> </text:span>In this activity you will be configuring SQLite and creating tables to use for development. </text:p>
      <text:p text:style-name="P6"><text:tab/> SQLite is a relational database that is designed to be embedded within an application. SQLite is <text:tab/> not a client/server model, but an SQL database that runs within the client. This is often used in <text:tab/>applications that need to store user and application data. SQLite is common in Android <text:tab/>applications and is included in the Android environment. </text:p>
      <text:p text:style-name="P4"/>
      <text:list xml:id="list579212036" text:style-name="L5">
        <text:list-item>
          <text:list>
            <text:list-item>
              <text:list>
                <text:list-item>
                  <text:p text:style-name="P15">Download the sqliteTest.py file from mycourses</text:p>
                  <text:p text:style-name="P15"/>
                </text:list-item>
                <text:list-item>
                  <text:p text:style-name="P15">Open the file and examine each step of the code</text:p>
                </text:list-item>
              </text:list>
            </text:list-item>
          </text:list>
        </text:list-item>
      </text:list>
      <text:p text:style-name="P6"/>
      <text:list xml:id="list414017592" text:continue-numbering="true" text:style-name="L5">
        <text:list-item>
          <text:list>
            <text:list-item>
              <text:list>
                <text:list-item>
                  <text:p text:style-name="P15">Execute the file</text:p>
                  <text:p text:style-name="P15"/>
                </text:list-item>
                <text:list-item>
                  <text:p text:style-name="P15">Now create a table called “ videos ”</text:p>
                </text:list-item>
              </text:list>
            </text:list-item>
          </text:list>
        </text:list-item>
      </text:list>
      <text:p text:style-name="P6"/>
      <text:p text:style-name="P6"><text:tab/><text:tab/>CREATE TABLE videos (</text:p>
      <text:p text:style-name="P6"><text:tab/><text:tab/><text:tab/>id INT primary key,</text:p>
      <text:p text:style-name="P6"><text:tab/><text:tab/><text:tab/>name TEXT,</text:p>
      <text:p text:style-name="P6"><text:tab/><text:tab/><text:tab/>type VARCHAR(5),</text:p>
      <text:p text:style-name="P6"><text:tab/><text:tab/><text:tab/>duration INT,</text:p>
      <text:p text:style-name="P6"><text:tab/><text:tab/><text:tab/>height INT,</text:p>
      <text:p text:style-name="P6"><text:tab/><text:tab/><text:tab/>width INT<text:tab/><text:tab/><text:tab/></text:p>
      <text:p text:style-name="P6"><text:tab/><text:tab/>)<text:span text:style-name="T6">;</text:span></text:p>
      <text:p text:style-name="P6"/>
      <text:list xml:id="list694646922" text:continue-numbering="true" text:style-name="L5">
        <text:list-item>
          <text:list>
            <text:list-item>
              <text:list>
                <text:list-item>
                  <text:p text:style-name="P15">Add these entries to the “videos” table using the secure question marks to prevent sql injection. HINT: You may do it like the insert loop in the code given.</text:p>
                  <text:p text:style-name="P15"/>
                </text:list-item>
              </text:list>
            </text:list-item>
          </text:list>
        </text:list-item>
      </text:list>
      <text:p text:style-name="P6"><text:tab/><text:tab/>(1, “vid1”, “.mkv”, 1800, 1080, <text:s/>1920),</text:p>
      <text:p text:style-name="P6"><text:tab/><text:tab/>(2, “vid2”, “.mp4”, 204, <text:s text:c="2"/>640, <text:s text:c="3"/>480),</text:p>
      <text:p text:style-name="P6"><text:tab/><text:tab/>(3, “vid3”, “.avi”, <text:s text:c="2"/>1678, 1440, <text:s/>900)</text:p>
      <text:p text:style-name="P6"><text:tab/><text:tab/>(4, “vid4”, “.mp4”, 439, <text:s text:c="2"/>1024, <text:s/>768)</text:p>
      <text:list xml:id="list209771647" text:continue-numbering="true" text:style-name="L5">
        <text:list-item>
          <text:list>
            <text:list-item>
              <text:list>
                <text:list-header>
                  <text:p text:style-name="P15"/>
                </text:list-header>
                <text:list-item>
                  <text:p text:style-name="P15">Write a query to remove delete “vid3” from the video table </text:p>
                  <text:p text:style-name="P15"/>
                </text:list-item>
                <text:list-item>
                  <text:p text:style-name="P15">Write a query to select all attributes from videos where the video duration is greater than 400 seconds and print your results.</text:p>
                </text:list-item>
              </text:list>
            </text:list-item>
          </text:list>
        </text:list-item>
      </text:list>
      <text:p text:style-name="P6"><text:s/></text:p>
      <text:p text:style-name="P6"/>
      <text:p text:style-name="P6"><text:tab/><text:tab/></text:p>
      <text:p text:style-name="P6"><text:tab/><text:tab/><text:tab/><text:span text:style-name="T6">Turn this program in as part of your lab write up</text:span></text:p>
      <text:p text:style-name="P6"/>
      <text:p text:style-name="P9"><text:tab/> <text:span text:style-name="T6">Activity – Using D-Bus in Development</text:span></text:p>
      <text:p text:style-name="P4"/>
      <text:p text:style-name="P4"><text:tab/> <text:span text:style-name="T5">The desktop bus (D-Bus) is a communication system for desktop applications. You will be <text:tab/>creating an a small desktop application that will use D-Bus to share its methods. You will also <text:tab/>create another application to communicate with your first application and communicate with <text:tab/>banshee media player.</text:span></text:p>
      <text:p text:style-name="P6"/>
      <text:list xml:id="list1858030017" text:style-name="L6">
        <text:list-item>
          <text:list>
            <text:list-item>
              <text:list>
                <text:list-item>
                  <text:p text:style-name="P16">Download the files dbusTest.py and dbusTestClient.py from mycourses</text:p>
                  <text:p text:style-name="P16"/>
                </text:list-item>
                <text:list-item>
                  <text:p text:style-name="P16">Open the file and examine each step of the code</text:p>
                  <text:p text:style-name="P16"/>
                </text:list-item>
                <text:list-item>
                  <text:p text:style-name="P16">Execute dbusTest.py <text:s/>which will run as a dbus process until it is killed</text:p>
                </text:list-item>
              </text:list>
            </text:list-item>
          </text:list>
        </text:list-item>
      </text:list>
      <text:p text:style-name="P6"/>
      <text:p text:style-name="P6"><text:tab/><text:tab/> Note: This process needs to be running for our next process to run</text:p>
      <text:p text:style-name="P6"/>
      <text:list xml:id="list1726165120" text:continue-numbering="true" text:style-name="L6">
        <text:list-item>
          <text:list>
            <text:list-item>
              <text:list>
                <text:list-item>
                  <text:p text:style-name="P16">Execute dbusTestClient.py </text:p>
                </text:list-item>
              </text:list>
            </text:list-item>
          </text:list>
        </text:list-item>
      </text:list>
      <text:p text:style-name="P6"/>
      <text:p text:style-name="P6"><text:tab/><text:tab/>This execute the hello method and the nextMedia method from dbusTest.py class via <text:tab/><text:tab/><text:tab/>dbus. This will show “Hello World” and a song name from the dbusTest.py class</text:p>
      <text:p text:style-name="P6"/>
      <text:list xml:id="list1878043275" text:continue-numbering="true" text:style-name="L6">
        <text:list-item>
          <text:list>
            <text:list-item>
              <text:list>
                <text:list-item>
                  <text:p text:style-name="P16">Now execute the dbusTestclient.py again without restarting the dbusTest.py. You will see that it has gone to the song name. </text:p>
                </text:list-item>
              </text:list>
            </text:list-item>
          </text:list>
        </text:list-item>
      </text:list>
      <text:p text:style-name="P6"/>
      <text:p text:style-name="P6"><text:tab/><text:tab/>The nextMedia method that is getting called through dbus, goes to the dbusTest.py class <text:tab/><text:tab/>and runs the nextMedia method to change the current song in our song list. This is how <text:tab/><text:tab/><text:tab/>many of the processes within Linux communicate with each other under the hood. This <text:tab/><text:tab/><text:tab/>allows your applications to leverage other application and library code on your machine <text:tab/><text:tab/><text:tab/>so that you do not have to duplicate functionality of another library in your own code.</text:p>
      <text:p text:style-name="P6"/>
      <text:list xml:id="list983867426" text:continue-numbering="true" text:style-name="L6">
        <text:list-item>
          <text:list>
            <text:list-item>
              <text:list>
                <text:list-item>
                  <text:p text:style-name="P16">Modify the nextMedia method in dbusTest.py to check if the parameter mType was not “next”. This can be done with an else statement. If mType was not “next” have it decrement the curPos variable by one. Make sure that this value does not go below 0 and goes back to 4 instead. <text:s/></text:p>
                </text:list-item>
              </text:list>
            </text:list-item>
          </text:list>
        </text:list-item>
      </text:list>
      <text:p text:style-name="P6"/>
      <text:p text:style-name="P6"><text:tab/><text:tab/>Kill the dbusTest.py process if you have not already. Execute the modified dbusTest.py <text:tab/><text:tab/><text:tab/>file</text:p>
      <text:list xml:id="list1126667000" text:continue-numbering="true" text:style-name="L6">
        <text:list-item>
          <text:list>
            <text:list-item>
              <text:list>
                <text:list-header>
                  <text:p text:style-name="P16"/>
                </text:list-header>
                <text:list-item>
                  <text:p text:style-name="P16">Now modify the call to nextMedia in dbusTestClient.py to send “previous” as a parameter instead of “next”</text:p>
                  <text:p text:style-name="P16"/>
                </text:list-item>
                <text:list-item>
                  <text:p text:style-name="P16">Execute your modified dbusTestClient.py file several times to ensure that your songs now iterate backwards and that there are no errors from the array being out of bounds.</text:p>
                  <text:p text:style-name="P16"><text:soft-page-break/></text:p>
                </text:list-item>
                <text:list-item>
                  <text:p text:style-name="P16">Now in dbusTest.py create another dbus method called “toggleVisible” that only has the parameter “self”.</text:p>
                </text:list-item>
              </text:list>
            </text:list-item>
          </text:list>
        </text:list-item>
      </text:list>
      <text:p text:style-name="P6"/>
      <text:p text:style-name="P6"><text:tab/><text:tab/>This method will toggle the variable “visible” to “on” or “off” depending on its current <text:tab/><text:tab/><text:tab/>state. It will then return the variable visible. Visible has already been defined for you as <text:tab/><text:tab/><text:tab/>an attribute.</text:p>
      <text:p text:style-name="P6"/>
      <text:p text:style-name="P6"><text:tab/><text:tab/>Note: You will need to use <text:s/>“global visible” <text:s/>in your method so that it uses the attribute <text:tab/><text:tab/><text:tab/>and does not create a local variable called visible.</text:p>
      <text:p text:style-name="P6"/>
      <text:list xml:id="list1133134326" text:continue-numbering="true" text:style-name="L6">
        <text:list-item>
          <text:list>
            <text:list-item>
              <text:list>
                <text:list-item>
                  <text:p text:style-name="P16">In dbusTestClient.py modify the line <text:span text:style-name="T7">visible = “off”</text:span> to call your toggleVisible() method from the TestService object instead of setting it to “off” <text:s/></text:p>
                  <text:p text:style-name="P16"/>
                </text:list-item>
                <text:list-item>
                  <text:p text:style-name="P16">Restart the dbusTest.py script</text:p>
                  <text:p text:style-name="P16"/>
                </text:list-item>
                <text:list-item>
                  <text:p text:style-name="P16">Run dbusTestClient.py several times and make sure toggles between making banshee visible and hiding banshee. </text:p>
                </text:list-item>
              </text:list>
            </text:list-item>
          </text:list>
        </text:list-item>
      </text:list>
      <text:p text:style-name="P6"/>
      <text:p text:style-name="P6"><text:tab/><text:tab/><text:tab/><text:span text:style-name="T6">Turn this program in as part of your lab write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DejaVu Sans Mono"/>
    </style:style>
    <style:style style:name="User_20_Entry" style:display-name="User Entry" style:family="text">
      <style:text-properties style:font-name="DejaVu Sans Mono" style:font-name-asian="WenQuanYi Micro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347in" table:align="left" style:writing-mode="lr-tb"/>
    </style:style>
    <style:style style:name="Table1.A" style:family="table-column">
      <style:table-column-properties style:column-width="1.7326in"/>
    </style:style>
    <style:style style:name="Table1.B" style:family="table-column">
      <style:table-column-properties style:column-width="5.202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Standard">
      <style:paragraph-properties style:snap-to-layout-grid="false"/>
    </style:style>
    <style:style style:name="MT1" style:family="text">
      <style:text-properties fo:font-size="28pt" fo:font-weight="normal" style:font-size-asian="28pt" style:font-weight-asian="normal" style:font-size-complex="28pt" style:font-weight-complex="normal"/>
    </style:style>
    <style:style style:name="M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M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MT4" style:family="text">
      <style:text-properties style:font-name="Times New Roman1" style:font-name-asian="Droid Sans Fallback" style:font-name-complex="Times New Roman1"/>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style-name="Table1.1">
            <table:table-cell table:style-name="Table1.A1" office:value-type="string">
              <text:p text:style-name="MP1"><text:span text:style-name="MT1">R </text:span><text:span text:style-name="MT2">●</text:span><text:span text:style-name="MT1"> I </text:span><text:span text:style-name="MT2">●</text:span><text:span text:style-name="MT3"> </text:span><text:span text:style-name="MT1">T</text:span></text:p>
            </table:table-cell>
            <table:table-cell table:style-name="Table1.B1" office:value-type="string">
              <text:p text:style-name="MP2">Rochester Institute of Technology</text:p>
              <text:p text:style-name="Standard">Golisano College of Computing and Information Sciences</text:p>
              <text:p text:style-name="Standard">Department of Information Sciences and Technologies</text:p>
            </table:table-cell>
          </table:table-row>
        </table:table>
        <text:p text:style-name="Standard"/>
      </style:header>
      <style:footer>
        <text:p text:style-name="Footer"><draw:frame draw:style-name="Mfr1" draw:name="graphics1" text:anchor-type="paragraph" svg:width="1.3425in" svg:height="0.4693in" draw:z-index="10"><draw:image xlink:href="Pictures/10000201000001930000008D0A797014.png" xlink:type="simple" xlink:show="embed" xlink:actuate="onLoad"/></draw:frame> <text:s/><text:span text:style-name="MT4">© Cody Van De Mar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 </meta:initial-creator>
    <meta:creation-date>2011-09-10T14:38:39</meta:creation-date>
    <dc:date>2012-02-29T00:09:38</dc:date>
    <dc:creator>Ren </dc:creator>
    <meta:editing-duration>P8DT22H30M29S</meta:editing-duration>
    <meta:editing-cycles>863</meta:editing-cycles>
    <meta:generator>LibreOffice/3.3$Unix LibreOffice_project/330m19$Build-401</meta:generator>
    <meta:document-statistic meta:table-count="1" meta:image-count="1" meta:object-count="0" meta:page-count="11" meta:paragraph-count="183" meta:word-count="2238" meta:character-count="13844"/>
  </office:meta>
</office:document-meta>
</file>